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centLength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entLength.getBase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entLength.PercentLength( double factor , PercentBase l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centLengt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centLength.getNumericValue( PercentBas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centLength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entLength.isAbsol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entLength.getValue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entLength.getPercen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entLength.getNumeric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